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Book Antiqua" svg:font-family="'Book Antiqua', serif"/>
    <style:font-face style:name="Calibri" svg:font-family="Calibri, sans-serif"/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list-style-name="OTK_DEFAULT_LIST" style:name="a2d698d" style:parent-style-name="Standard">
      <style:paragraph-properties/>
    </style:style>
    <style:style style:family="paragraph" style:list-style-name="L30001" style:name="afbf177" style:parent-style-name="ListParagraph">
      <style:paragraph-properties/>
    </style:style>
    <style:style style:family="paragraph" style:list-style-name="L30001" style:name="a2345c2" style:parent-style-name="ListParagraph">
      <style:paragraph-properties/>
    </style:style>
    <style:style style:family="paragraph" style:list-style-name="L30001" style:name="a6343c1" style:parent-style-name="ListParagraph">
      <style:paragraph-properties/>
    </style:style>
    <style:style style:family="paragraph" style:list-style-name="L30001" style:name="ae20358" style:parent-style-name="ListParagraph">
      <style:paragraph-properties/>
    </style:style>
    <style:style style:family="paragraph" style:list-style-name="L30001" style:name="acd3c53" style:parent-style-name="ListParagraph">
      <style:paragraph-properties/>
    </style:style>
    <style:style style:family="paragraph" style:list-style-name="L30001" style:name="a3e8337" style:parent-style-name="ListParagraph">
      <style:paragraph-properties fo:break-before="page"/>
    </style:style>
    <style:style style:family="paragraph" style:list-style-name="L30001" style:name="a3fe3ad" style:parent-style-name="ListParagraph">
      <style:paragraph-properties fo:break-before="page"/>
    </style:style>
    <style:style style:family="paragraph" style:list-style-name="L30001" style:name="a19a8c5" style:parent-style-name="ListParagraph">
      <style:paragraph-properties/>
    </style:style>
    <style:style style:family="paragraph" style:list-style-name="L30001" style:name="a4a1fdd" style:parent-style-name="ListParagraph">
      <style:paragraph-properties/>
    </style:style>
    <style:style style:family="paragraph" style:list-style-name="L30001" style:name="a5a2c05" style:parent-style-name="ListParagraph">
      <style:paragraph-properties/>
      <style:text-properties fo:font-size="12.0pt"/>
    </style:style>
    <text:list-style style:name="L30001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1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1" style:num-suffix="." text:display-levels="1" text:level="3" text:start-value="1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1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1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1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1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1" style:num-suffix="." text:display-levels="1" text:level="9" text:start-value="1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</office:automatic-styles>
  <office:body>
    <office:text>
      <text:list text:continue-numbering="true" text:style-name="L3000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a5a2c05">gfdfoiioudfg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000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a4a1fdd">dfgipodig<text:line-break/><text:line-break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000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a19a8c5">dfgiodfug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000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a3fe3ad"/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000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a3e8337"/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000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acd3c53">dfgiudg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000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ae20358">dfigpodfg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000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a6343c1">dfigudf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000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a2345c2">fdiudf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000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afbf177">dfoigfdg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OTK_DEFAULT_LIST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3" text:style-name="a2d698d"/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Book Antiqua" svg:font-family="'Book Antiqua', serif"/>
    <style:font-face style:name="Calibri" svg:font-family="Calibri, sans-serif"/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US" fo:font-size="12.0pt" fo:language="en" style:font-name="Times New Roman" style:font-name-asian="Arial Unicode MS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S Mincho" style:font-name-complex="Tahoma" style:font-size-asian="14.0pt"/>
    </style:style>
    <style:style style:display-name="List Paragraph" style:family="paragraph" style:name="ListParagraph" style:next-style-name="ListParagraph" style:parent-style-name="Standard">
      <style:paragraph-properties fo:margin-left="12.7mm"/>
    </style:style>
    <style:style style:default-outline-level="3" style:display-name="heading 3" style:family="paragraph" style:name="heading3" style:next-style-name="Standard" style:parent-style-name="Standard">
      <style:paragraph-properties/>
      <style:text-properties fo:color="#4F81BD" fo:font-weight="bold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default-outline-level="4" style:display-name="heading 4" style:family="paragraph" style:name="heading4" style:next-style-name="Standard" style:parent-style-name="Standard">
      <style:paragraph-properties/>
      <style:text-properties fo:color="#4F81BD" fo:font-style="italic" fo:font-weight="bold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24</dc:date>
    <meta:editing-cycles>2</meta:editing-cycles>
    <meta:editing-duration>PT0.008S</meta:editing-duration>
  </office:meta>
</office:document-meta>
</file>